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206cm"/>
    </style:style>
    <style:style style:name="co2" style:family="table-column">
      <style:table-column-properties fo:break-before="auto" style:column-width="5.182cm"/>
    </style:style>
    <style:style style:name="co3" style:family="table-column">
      <style:table-column-properties fo:break-before="auto" style:column-width="7.599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1.1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B_IMX8ML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16P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,C7,C8,C9,C21,C22,C23,C24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,C6,C10,C12,C18,C19,C26,C27,C28,C30,C31,C32,C33,C34,C35,C36,C37,C41,C42,C43,C44,C47,C51,C54,C55,C60,C61,C63,C73,C74,C75,C76,C77,C78,C79,C80,C82,C83,C84,C85,C86,C87,C88,C89,C90,C92,C93,C94,C96,C97,C98,C100,C101,C102,C105,C110,C111,C113,C117,C118,C120,C121,C141,C142,C143,C144,C145,C146,C147,C148,C149,C150,C151,C152,C153,C156,C158,C160,C163,C164,C165,C166,C167,C170,C171,C174,C175,C176,C177,C178,C179,C180,C181,C182,C183,C184,C186,C187,C193,C196,C197,C198,C199,C203,C2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0402C104K4RACTU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,C29,C81,C91,C95,C99,C140,C157,C159,C185,C20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,C131,C134,C136,C13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K105BJ105KV-F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14,C15,C16,C139,C18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10_322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MK325BJ106MM-P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C17,C2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10_3225Met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8,C39,C45,C46,C50,C58,C64,C155,C206,C207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0402C102K5RECTU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40,C112,C114,C115,C116,C119,C122,C161,C162,C168,C16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05A475KQ5NRNC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48,C49,C56,C57,C194,C19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SMD:C_1210_3225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M32ER61A107ME20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52,C53,C5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62,C72,C20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5,C66,C172,C173,C189,C190,C191,C192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0402C120D5GACTU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C67,C69,C70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8,C71,C154,C20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0402C101K5RACTU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103,C104,C106,C107,C108</text:p>
          </table:table-cell>
          <table:table-cell office:value-type="string" calcext:value-type="string">
            <text:p>4,7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9,C123,C124,C125,C126,C127,C128,C129,C130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GM05AR71H221KH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132,C133,C135,C13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MAJ30CA</text:p>
          </table:table-cell>
          <table:table-cell office:value-type="string" calcext:value-type="string">
            <text:p>Diode_SMD: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J30CA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D2,D3,D4,D11,D12,D15,D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SMD:LED_0402_1005Metric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,D6,D7,D8,D13,D14</text:p>
          </table:table-cell>
          <table:table-cell office:value-type="string" calcext:value-type="string">
            <text:p>D5V0L1B2S9-7</text:p>
          </table:table-cell>
          <table:table-cell office:value-type="string" calcext:value-type="string">
            <text:p>Diode_SMD:D_SOD-9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5V0L1B2S9-7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D9,D10</text:p>
          </table:table-cell>
          <table:table-cell office:value-type="string" calcext:value-type="string">
            <text:p>SS3200</text:p>
          </table:table-cell>
          <table:table-cell office:value-type="string" calcext:value-type="string">
            <text:p>Diode_SMD:D_SOD-9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7,D19</text:p>
          </table:table-cell>
          <table:table-cell office:value-type="string" calcext:value-type="string">
            <text:p>ESD9101P2T5G</text:p>
          </table:table-cell>
          <table:table-cell office:value-type="string" calcext:value-type="string">
            <text:p>Diode_SMD:D_SOD-9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B 10A 36R@100MHz</text:p>
          </table:table-cell>
          <table:table-cell office:value-type="string" calcext:value-type="string">
            <text:p>Fuse:Fuse_1210_322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F0121-0SR-1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FB1,FB2,FB3</text:p>
          </table:table-cell>
          <table:table-cell office:value-type="string" calcext:value-type="string">
            <text:p>220R@100MHz</text:p>
          </table:table-cell>
          <table:table-cell office:value-type="string" calcext:value-type="string">
            <text:p>Inductor_SMD:L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PZ1608S221ATA00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FB4,FB5,FB6,FB7,FB8,FB9,FB10,FB11</text:p>
          </table:table-cell>
          <table:table-cell office:value-type="string" calcext:value-type="string">
            <text:p>120R@100MHz</text:p>
          </table:table-cell>
          <table:table-cell office:value-type="string" calcext:value-type="string">
            <text:p>Inductor_SMD:L_0603_1608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PZ1608S121ATAH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Choke_Coilcraft_0603USB-142</text:p>
          </table:table-cell>
          <table:table-cell office:value-type="string" calcext:value-type="string">
            <text:p>Inductor_SMD:L_CommonModeChoke_Coilcraft_0603US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,J26</text:p>
          </table:table-cell>
          <table:table-cell office:value-type="string" calcext:value-type="string">
            <text:p>DF40C-80DP-0.4V_51_</text:p>
          </table:table-cell>
          <table:table-cell office:value-type="string" calcext:value-type="string">
            <text:p>_W_SBC:HRS_DF40C-80DP-0.4V_51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40C-80DP-0.4V(5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2,J31</text:p>
          </table:table-cell>
          <table:table-cell office:value-type="string" calcext:value-type="string">
            <text:p>Front_Right</text:p>
          </table:table-cell>
          <table:table-cell office:value-type="string" calcext:value-type="string">
            <text:p>_W_SBC:HRS_DF40C-100DP-0.4V_51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40C-100DP-0.4V(5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3,J30</text:p>
          </table:table-cell>
          <table:table-cell office:value-type="string" calcext:value-type="string">
            <text:p>MCU-Serial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J6</text:p>
          </table:table-cell>
          <table:table-cell office:value-type="string" calcext:value-type="string">
            <text:p>RJ45_JK0654219</text:p>
          </table:table-cell>
          <table:table-cell office:value-type="string" calcext:value-type="string">
            <text:p>_W_SBC:BEL_A829-1J1T-K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829-1J1T-KM</text:p>
          </table:table-cell>
          <table:table-cell office:value-type="string" calcext:value-type="string">
            <text:p>7.5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Connector_Video: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86581001" calcext:value-type="float">
            <text:p>208658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Bus_PCI_Express_Mini</text:p>
          </table:table-cell>
          <table:table-cell office:value-type="string" calcext:value-type="string">
            <text:p>Connector_PCBEdge:BUS_PCI_Express_Mini</text:p>
          </table:table-cell>
          <table:table-cell office:value-type="float" office:value="1" calcext:value-type="float">
            <text:p>1</text:p>
          </table:table-cell>
          <table:table-cell office:value-type="float" office:value="679105700" calcext:value-type="float">
            <text:p>6791057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GSB311231HR</text:p>
          </table:table-cell>
          <table:table-cell office:value-type="string" calcext:value-type="string">
            <text:p>GSB311231HR:AMPHENOL_GSB311231H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B311231HR</text:p>
          </table:table-cell>
          <table:table-cell office:value-type="string" calcext:value-type="string">
            <text:p>3.5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_BarrelJack:BarrelJack_CUI_PJ-063AH_Horizo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SIM_Card</text:p>
          </table:table-cell>
          <table:table-cell office:value-type="string" calcext:value-type="string">
            <text:p>Connector_Card:nanoSIM_Hinged_CUI_NSIM-2-C</text:p>
          </table:table-cell>
          <table:table-cell office:value-type="float" office:value="1" calcext:value-type="float">
            <text:p>1</text:p>
          </table:table-cell>
          <table:table-cell office:value-type="float" office:value="1042240820" calcext:value-type="float">
            <text:p>1042240820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AM_1</text:p>
          </table:table-cell>
          <table:table-cell office:value-type="string" calcext:value-type="string">
            <text:p>Connector_FFC-FPC:Hirose_FH12-24S-0.5SH_1x24-1MP_P0.50mm_Horizo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AM_2</text:p>
          </table:table-cell>
          <table:table-cell office:value-type="string" calcext:value-type="string">
            <text:p>Connector_FFC-FPC:Hirose_FH12-24S-0.5SH_1x24-1MP_P0.50mm_Horizo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Connector_USB: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float" office:value="1054500101" calcext:value-type="float">
            <text:p>1054500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DSI</text:p>
          </table:table-cell>
          <table:table-cell office:value-type="string" calcext:value-type="string">
            <text:p>Connector_FFC-FPC:Hirose_FH12-24S-0.5SH_1x24-1MP_P0.50mm_Horizo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Connector_FFC-FPC:Hirose_FH12-40S-0.5SH_1x40-1MP_P0.50mm_Horizo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MIC IN-Pink</text:p>
          </table:table-cell>
          <table:table-cell office:value-type="string" calcext:value-type="string">
            <text:p>SJ1-3535NG-PI:CUI_SJ1-3535NG-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J1-3535NG-P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Head Out -Green</text:p>
          </table:table-cell>
          <table:table-cell office:value-type="string" calcext:value-type="string">
            <text:p>SJ1-3535NG-PI:CUI_SJ1-3535NG-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J1-3535NG-P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Line -in -Blue</text:p>
          </table:table-cell>
          <table:table-cell office:value-type="string" calcext:value-type="string">
            <text:p>SJ1-3535NG-PI:CUI_SJ1-3535NG-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J1-3535NG-P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AUX OUT -Black</text:p>
          </table:table-cell>
          <table:table-cell office:value-type="string" calcext:value-type="string">
            <text:p>SJ1-3535NG-PI:CUI_SJ1-3535NG-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J1-3535NG-P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SD_Card_Receptacle</text:p>
          </table:table-cell>
          <table:table-cell office:value-type="string" calcext:value-type="string">
            <text:p>Connector_Card:SD_Hirose_DM1AA_SF_PEJ82</text:p>
          </table:table-cell>
          <table:table-cell office:value-type="float" office:value="1" calcext:value-type="float">
            <text:p>1</text:p>
          </table:table-cell>
          <table:table-cell office:value-type="float" office:value="693063020911" calcext:value-type="float">
            <text:p>6930630209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Connector_USB:USB_C_Receptacle_GCT_USB4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CAN_1</text:p>
          </table:table-cell>
          <table:table-cell office:value-type="string" calcext:value-type="string">
            <text:p>Connector_Phoenix_MSTB:PhoenixContact_MSTBA_2,5_4-G_1x04_P5.00mm_Horizo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CAN_2</text:p>
          </table:table-cell>
          <table:table-cell office:value-type="string" calcext:value-type="string">
            <text:p>Connector_Phoenix_MSTB:PhoenixContact_MSTBA_2,5_4-G_1x04_P5.00mm_Horizo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_USB:USB_Mini-B_Lumberg_2486_01_Horizo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8,J29</text:p>
          </table:table-cell>
          <table:table-cell office:value-type="string" calcext:value-type="string">
            <text:p>Conn_02x15_Odd_Even</text:p>
          </table:table-cell>
          <table:table-cell office:value-type="string" calcext:value-type="string">
            <text:p>Connector_PinHeader_2.54mm:PinHeader_2x16_P2.54mm_Vertic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uH_12A</text:p>
          </table:table-cell>
          <table:table-cell office:value-type="string" calcext:value-type="string">
            <text:p>_W_SBC:IND_PA4342.222N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4342.222NLT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.5uH_16A</text:p>
          </table:table-cell>
          <table:table-cell office:value-type="string" calcext:value-type="string">
            <text:p>_W_SBC:IND_PA4342.222N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4342.152NLT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2.2uH_4A</text:p>
          </table:table-cell>
          <table:table-cell office:value-type="string" calcext:value-type="string">
            <text:p>_W_SBC:IND_SRP4020TA-1R0M_B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P4020TA-2R2M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2.2uH_4.8A</text:p>
          </table:table-cell>
          <table:table-cell office:value-type="string" calcext:value-type="string">
            <text:p>_W_SBC:IND_SRP4020TA-1R0M_B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P4020TA-1R2M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L5,L6</text:p>
          </table:table-cell>
          <table:table-cell office:value-type="string" calcext:value-type="string">
            <text:p>120R@10MHz</text:p>
          </table:table-cell>
          <table:table-cell office:value-type="string" calcext:value-type="string">
            <text:p>Inductor_SMD:L_0402_1005Metr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,L8,L9,L10,L11,L12,L13,L14,L15,L16</text:p>
          </table:table-cell>
          <table:table-cell office:value-type="string" calcext:value-type="string">
            <text:p>12R@100MHz</text:p>
          </table:table-cell>
          <table:table-cell office:value-type="string" calcext:value-type="string">
            <text:p>_W_SBC:FIL_EXC-14CH120U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NMOS_DSG</text:p>
          </table:table-cell>
          <table:table-cell office:value-type="string" calcext:value-type="string">
            <text:p>Package_TO_SOT_SMD:SOT-5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Q3</text:p>
          </table:table-cell>
          <table:table-cell office:value-type="string" calcext:value-type="string">
            <text:p>NTMFS5C670NLT1G</text:p>
          </table:table-cell>
          <table:table-cell office:value-type="string" calcext:value-type="string">
            <text:p>NTMFS5C670NLT1G_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TMFS5C670NLT1G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NTZD3154NT1G</text:p>
          </table:table-cell>
          <table:table-cell office:value-type="string" calcext:value-type="string">
            <text:p>Package_TO_SOT_SMD:SOT-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ZD3154NT1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_Dual_NMOS_S1G1D2S2G2D1</text:p>
          </table:table-cell>
          <table:table-cell office:value-type="string" calcext:value-type="string">
            <text:p>Package_TO_SOT_SMD:SOT-5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,R6,R7,R9,R10,R18,R21,R23,R24,R25,R26,R80,R81,R82,R83,R103,R104,R105,R106,R107,R108,R109,R110,R114,R115,R118,R119,R128,R12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C0402JR-07100KL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4,R19,R38,R49,R11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8.87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CF0402FT8K87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8,R22</text:p>
          </table:table-cell>
          <table:table-cell office:value-type="string" calcext:value-type="string">
            <text:p>51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MCF0402FT510K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787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,R14</text:p>
          </table:table-cell>
          <table:table-cell office:value-type="string" calcext:value-type="string">
            <text:p>80.6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8.2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,R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SK1206R0100FEA18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R17,R27,R50,R51,R56,R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C0402JR-07100RL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CQ0402F330K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29,R30,R31,R100,R10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MCF0402FT150K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32,R33,R36,R111,R112,R113,R1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C0402JR-071KL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34,R35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20R@100MHz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3,R4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402JR-072K2L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402JR-072K2L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46,R54,R68,R70,R74,R75,R76,R89,R91,R1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47,R55,R62,R63,R64,R65,R66,R67,R88,R90,R92,R93,R94,R95,R96,R97,R98,R99,R1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J-2GEJ472X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53,R12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2GEJ472X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6.04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402FR-076K04L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59,R60,R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CQ0402J1M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72,R73,R122,R1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CW0402150RFKEDC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77,R78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5K1L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124,R125,R126,R1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Button_Switch_SMD:SW_SPST_TL33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SMD:SW_SPST_TL33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BOOT_MODE</text:p>
          </table:table-cell>
          <table:table-cell office:value-type="string" calcext:value-type="string">
            <text:p>Button_Switch_THT:SW_DIP_SPSTx04_Slide_9.78x12.34mm_W7.62mm_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01C-254-S-04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Button_Switch_SMD:SW_SPST_TL33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utton_Switch_SMD:SW_SPST_TL33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KSZ9131RNXI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9131RNX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2,U37</text:p>
          </table:table-cell>
          <table:table-cell office:value-type="string" calcext:value-type="string">
            <text:p>PCMF2HDMI2SZ</text:p>
          </table:table-cell>
          <table:table-cell office:value-type="string" calcext:value-type="string">
            <text:p>_W_SBC:WLCSP10_4-2-4_N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MF2HDMI2S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USB5744_2G</text:p>
          </table:table-cell>
          <table:table-cell office:value-type="string" calcext:value-type="string">
            <text:p>_W_SBC:QFN40P700X700X100-57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5744/2G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TC4368IDD-2_PBF</text:p>
          </table:table-cell>
          <table:table-cell office:value-type="string" calcext:value-type="string">
            <text:p>LTC4368IDD-1_PBF:SON50P300X300X8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4368IDD-2#PBF</text:p>
          </table:table-cell>
          <table:table-cell office:value-type="string" calcext:value-type="string">
            <text:p>8.00</text:p>
          </table:table-cell>
        </table:table-row>
        <table:table-row table:style-name="ro1">
          <table:table-cell office:value-type="string" calcext:value-type="string">
            <text:p>U5,U7</text:p>
          </table:table-cell>
          <table:table-cell office:value-type="string" calcext:value-type="string">
            <text:p>AOZ2261AQI-15</text:p>
          </table:table-cell>
          <table:table-cell office:value-type="string" calcext:value-type="string">
            <text:p>QFN4X4-22L_EP2_S_A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OZ2261AQI-15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NCV4274CST50T3G</text:p>
          </table:table-cell>
          <table:table-cell office:value-type="string" calcext:value-type="string">
            <text:p>SOT-223_O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TC2954CDDB-1-TRMPBF</text:p>
          </table:table-cell>
          <table:table-cell office:value-type="string" calcext:value-type="string">
            <text:p>DFN-8_DDB_L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,U10,U22,U40</text:p>
          </table:table-cell>
          <table:table-cell office:value-type="string" calcext:value-type="string">
            <text:p>PCMF3USB3S</text:p>
          </table:table-cell>
          <table:table-cell office:value-type="string" calcext:value-type="string">
            <text:p>Package_CSP:Nexperia_WLCSP-15_6-3-6_2.37x1.17mm_Layout6x3_P0.4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MF3USB3SZ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U11,U12,U13</text:p>
          </table:table-cell>
          <table:table-cell office:value-type="string" calcext:value-type="string">
            <text:p>AOZ1353DI-01</text:p>
          </table:table-cell>
          <table:table-cell office:value-type="string" calcext:value-type="string">
            <text:p>Package_DFN_QFN:DFN-12-1EP_3x3mm_P0.5mm_EP1.6x2.5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OZ1353DI-01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PAM2310BECADJR</text:p>
          </table:table-cell>
          <table:table-cell office:value-type="string" calcext:value-type="string">
            <text:p>Package_SO:SOIC-8-1EP_3.9x4.9mm_P1.27mm_EP2.41x3.8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M2310BECADJR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PAM2310BECADJR</text:p>
          </table:table-cell>
          <table:table-cell office:value-type="string" calcext:value-type="string">
            <text:p>Package_SO:SOIC-8-1EP_3.9x4.9mm_P1.27mm_EP2.41x3.81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6,U17,U18,U41,U45,U51,U52</text:p>
          </table:table-cell>
          <table:table-cell office:value-type="string" calcext:value-type="string">
            <text:p>FXMA2102L8X</text:p>
          </table:table-cell>
          <table:table-cell office:value-type="string" calcext:value-type="string">
            <text:p>_W_SBC:MICROPAK8_1P6X1P6_O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XMA2102L8X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U19,U28,U4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_W_SBC:DFN10_U-DFN2510-10_DI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INA219BxD</text:p>
          </table:table-cell>
          <table:table-cell office:value-type="string" calcext:value-type="string">
            <text:p>Package_TO_SOT_SMD:SOT-23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19BIDR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string" calcext:value-type="string">
            <text:p>U21,U23,U24,U25,U29,U44,U47,U48,U49,U50</text:p>
          </table:table-cell>
          <table:table-cell office:value-type="string" calcext:value-type="string">
            <text:p>D3V3F4U10LP-7</text:p>
          </table:table-cell>
          <table:table-cell office:value-type="string" calcext:value-type="string">
            <text:p>_W_SBC:DFN10_U-DFN2510-10_DI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3V3F4U10LP-7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STM32H523CCUx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CAT250xxx-HU4</text:p>
          </table:table-cell>
          <table:table-cell office:value-type="string" calcext:value-type="string">
            <text:p>Package_DFN_QFN:DFN-8-1EP_3x2mm_P0.5mm_EP1.75x1.45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NAU88C22YG</text:p>
          </table:table-cell>
          <table:table-cell office:value-type="string" calcext:value-type="string">
            <text:p>NAU88C22YG:QFN50P500X500X80-3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U88C22YG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FT4232H</text:p>
          </table:table-cell>
          <table:table-cell office:value-type="string" calcext:value-type="string">
            <text:p>Package_DFN_QFN:VQFN-64-1EP_9x9mm_P0.5mm_EP5.4x5.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4232H-56Q-TRAY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U32,U34,U55</text:p>
          </table:table-cell>
          <table:table-cell office:value-type="string" calcext:value-type="string">
            <text:p>SN74AVC4T774RSVR</text:p>
          </table:table-cell>
          <table:table-cell office:value-type="string" calcext:value-type="string">
            <text:p>Package_DFN_QFN:UQFN-16_1.8x2.6mm_P0.4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74AVC4T774RSV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33,U38</text:p>
          </table:table-cell>
          <table:table-cell office:value-type="string" calcext:value-type="string">
            <text:p>ISO1044BD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1044B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93LCxxB</text:p>
          </table:table-cell>
          <table:table-cell office:value-type="string" calcext:value-type="string">
            <text:p>Package_DFN_QFN:DFN-8-1EP_3x2mm_P0.5mm_EP1.7x1.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46BT-I/M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6,U39</text:p>
          </table:table-cell>
          <table:table-cell office:value-type="string" calcext:value-type="string">
            <text:p>PESD2IVN24-T</text:p>
          </table:table-cell>
          <table:table-cell office:value-type="string" calcext:value-type="string">
            <text:p>Package_TO_SOT_SMD:SOT-23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SD2IVN24-T 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U42,U43</text:p>
          </table:table-cell>
          <table:table-cell office:value-type="string" calcext:value-type="string">
            <text:p>NTE0505MC</text:p>
          </table:table-cell>
          <table:table-cell office:value-type="string" calcext:value-type="string">
            <text:p>NTE_SINGLE_M_M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TE0505M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53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4</text:p>
          </table:table-cell>
          <table:table-cell office:value-type="string" calcext:value-type="string">
            <text:p>SC4215A</text:p>
          </table:table-cell>
          <table:table-cell office:value-type="string" calcext:value-type="string">
            <text:p>Package_SO:SOIC-8-1EP_3.9x4.9mm_P1.27mm_EP2.41x3.8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4215AST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Oscillator:Oscillator_SMD_Abracon_ASE-4Pin_3.2x2.5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:Crystal_SMD_0603-4Pin_6.0x3.5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:Crystal_SMD_0603-4Pin_6.0x3.5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4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:Crystal_SMD_3225-4Pin_3.2x2.5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5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:Crystal_SMD_3215-2Pin_3.2x1.5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3T11:05:19.203562996</dc:date>
    <meta:editing-duration>PT2M57S</meta:editing-duration>
    <meta:editing-cycles>1</meta:editing-cycles>
    <meta:document-statistic meta:table-count="1" meta:cell-count="683" meta:object-count="0"/>
    <meta:generator>LibreOffice/24.2.7.2$Linux_X86_64 LibreOffice_project/420$Build-2</meta:generator>
  </office:meta>
</office:document-meta>
</file>